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064cm" svg:height="1.397cm" svg:x="6.096cm" svg:y="5.842cm">
          <text:p text:style-name="P1"><text:span text:style-name="T1">Security in imple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2.286cm" svg:height="2.159cm" svg:x="4.826cm" svg:y="7.874cm">
          <text:p text:style-name="P1"><text:span text:style-name="T1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9.017cm" svg:height="1.905cm" svg:x="5.653cm" svg:y="1.635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2.286cm" svg:y="4.064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159cm" svg:height="1.397cm" svg:x="0.762cm" svg:y="6.35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.667cm" svg:height="2.032cm" svg:x="1.397cm" svg:y="9.22cm">
          <text:p text:style-name="P1"><text:span text:style-name="T1">Secure design principles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794cm" svg:height="1.397cm" svg:x="3.175cm" svg:y="11.43cm">
          <text:p text:style-name="P1"><text:span text:style-name="T1">Availability through scale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667cm" svg:height="2.794cm" svg:x="6.096cm" svg:y="10.795cm">
          <text:p text:style-name="P1"><text:span text:style-name="T1">All OWASP top 10 <text:s/>(2013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413cm" svg:height="1.651cm" svg:x="9.017cm" svg:y="11.43cm">
          <text:p text:style-name="P1"><text:span text:style-name="T1">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2.921cm" svg:height="1.143cm" svg:x="11.63cm" svg:y="12.827cm">
          <text:p text:style-name="P1"><text:span text:style-name="T1">Hardening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2.794cm" svg:height="1.397cm" svg:x="14.289cm" svg:y="8.101cm">
          <text:p text:style-name="P1"><text:span text:style-name="T1">Security in ve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413cm" svg:height="1.905cm" svg:x="10.795cm" svg:y="6.096cm">
          <text:p text:style-name="P1"><text:span text:style-name="T1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2.286cm" svg:height="2.159cm" svg:x="15.113cm" svg:y="4.445cm">
          <text:p text:style-name="P1"><text:span text:style-name="T1">Develop-ment environ-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794cm" svg:height="1.778cm" svg:x="17.237cm" svg:y="6.977cm">
          <text:p text:style-name="P1"><text:span text:style-name="T1">Deploy-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54cm" svg:height="1.397cm" svg:x="17.58cm" svg:y="3.683cm">
          <text:p text:style-name="P1"><text:span text:style-name="T1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556cm" svg:y1="4.064cm" svg:x2="10.164cm" svg:y2="3.542cm" draw:start-shape="id1" draw:start-glue-point="0" draw:end-shape="id2" draw:end-glue-point="3" svg:d="M3556 4064l6608-522" svg:viewBox="0 0 6609 523">
          <text:p/>
        </draw:connector>
        <draw:connector draw:style-name="gr3" draw:text-style-name="P1" draw:layer="layout" draw:type="line" svg:x1="7.429cm" svg:y1="10.795cm" svg:x2="8.128cm" svg:y2="7.239cm" draw:start-shape="id3" draw:start-glue-point="0" draw:end-shape="id4" draw:end-glue-point="2" svg:d="M7429 10795l699-3556" svg:viewBox="0 0 700 3557">
          <text:p/>
        </draw:connector>
        <draw:connector draw:style-name="gr3" draw:text-style-name="P1" draw:layer="layout" draw:type="line" svg:x1="15.686cm" svg:y1="8.101cm" svg:x2="10.163cm" svg:y2="3.541cm" draw:start-shape="id5" draw:start-glue-point="0" svg:d="M15686 8101l-5523-4560" svg:viewBox="0 0 5524 4561">
          <text:p/>
        </draw:connector>
        <draw:connector draw:style-name="gr3" draw:text-style-name="P1" draw:layer="layout" draw:type="line" svg:x1="2.73cm" svg:y1="9.22cm" svg:x2="3.556cm" svg:y2="5.461cm" draw:start-shape="id6" draw:start-glue-point="0" draw:end-shape="id1" draw:end-glue-point="2" svg:d="M2730 9220l826-3759" svg:viewBox="0 0 827 3760">
          <text:p/>
        </draw:connector>
        <draw:connector draw:style-name="gr3" draw:text-style-name="P1" draw:layer="layout" draw:type="line" svg:x1="1.841cm" svg:y1="6.35cm" svg:x2="3.556cm" svg:y2="5.461cm" draw:start-shape="id7" draw:start-glue-point="0" draw:end-shape="id1" draw:end-glue-point="2" svg:d="M1841 6350l1715-889" svg:viewBox="0 0 1716 890">
          <text:p/>
        </draw:connector>
        <draw:connector draw:style-name="gr3" draw:text-style-name="P1" draw:layer="layout" draw:type="line" svg:x1="4.572cm" svg:y1="11.43cm" svg:x2="3.556cm" svg:y2="5.461cm" draw:start-shape="id8" draw:start-glue-point="0" draw:end-shape="id1" draw:end-glue-point="2" svg:d="M4572 11430l-1016-5969" svg:viewBox="0 0 1017 5970">
          <text:p/>
        </draw:connector>
        <draw:connector draw:style-name="gr3" draw:text-style-name="P1" draw:layer="layout" draw:type="line" svg:x1="5.969cm" svg:y1="7.874cm" svg:x2="3.556cm" svg:y2="5.461cm" draw:start-shape="id9" draw:start-glue-point="0" draw:end-shape="id1" draw:end-glue-point="2" svg:d="M5969 7874l-2413-2413" svg:viewBox="0 0 2414 2414">
          <text:p/>
        </draw:connector>
        <draw:connector draw:style-name="gr3" draw:text-style-name="P1" draw:layer="layout" draw:type="line" svg:x1="12.001cm" svg:y1="6.096cm" svg:x2="10.164cm" svg:y2="3.542cm" draw:start-shape="id10" draw:start-glue-point="0" svg:d="M12001 6096l-1837-2554" svg:viewBox="0 0 1838 2555">
          <text:p/>
        </draw:connector>
        <draw:connector draw:style-name="gr3" draw:text-style-name="P1" xml:id="id2" draw:id="id2" draw:layer="layout" draw:type="line" svg:x1="17.237cm" svg:y1="7.866cm" svg:x2="10.164cm" svg:y2="3.542cm" draw:start-shape="id11" svg:d="M17237 7866l-7073-4324" svg:viewBox="0 0 7074 4325">
          <text:p/>
        </draw:connector>
        <draw:connector draw:style-name="gr3" draw:text-style-name="P1" draw:layer="layout" draw:type="line" svg:x1="16.256cm" svg:y1="4.445cm" svg:x2="13.35cm" svg:y2="3.261cm" draw:start-shape="id12" draw:start-glue-point="0" draw:end-shape="id13" draw:end-glue-point="9" svg:d="M16256 4445l-2906-1184" svg:viewBox="0 0 2907 1185">
          <text:p/>
        </draw:connector>
        <draw:connector draw:style-name="gr3" draw:text-style-name="P1" draw:layer="layout" draw:type="line" svg:x1="17.58cm" svg:y1="4.381cm" svg:x2="13.35cm" svg:y2="3.261cm" draw:start-shape="id14" draw:start-glue-point="3" draw:end-shape="id13" draw:end-glue-point="9" svg:d="M17580 4381l-4230-1120" svg:viewBox="0 0 4231 1121">
          <text:p/>
        </draw:connector>
        <draw:connector draw:style-name="gr3" draw:text-style-name="P1" draw:layer="layout" draw:type="line" svg:x1="10.223cm" svg:y1="11.43cm" svg:x2="8.128cm" svg:y2="7.239cm" draw:start-shape="id15" draw:start-glue-point="0" draw:end-shape="id4" draw:end-glue-point="2" svg:d="M10223 11430l-2095-4191" svg:viewBox="0 0 2096 4192">
          <text:p/>
        </draw:connector>
        <draw:custom-shape draw:style-name="gr1" draw:text-style-name="P2" xml:id="id29" draw:id="id29" draw:layer="layout" svg:width="2.286cm" svg:height="2.413cm" svg:x="13.208cm" svg:y="9.779cm">
          <text:p text:style-name="P1"><text:span text:style-name="T1">Auto-detect known vulner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09cm" svg:y1="12.827cm" svg:x2="8.128cm" svg:y2="7.239cm" draw:start-shape="id16" draw:start-glue-point="0" draw:end-shape="id4" draw:end-glue-point="2" svg:d="M13090 12827l-4962-5588" svg:viewBox="0 0 4963 5589">
          <text:p/>
        </draw:connector>
        <draw:connector draw:style-name="gr3" draw:text-style-name="P1" draw:layer="layout" draw:type="line" svg:x1="8.128cm" svg:y1="5.842cm" svg:x2="10.164cm" svg:y2="3.542cm" draw:start-shape="id4" draw:start-glue-point="0" draw:end-shape="id2" draw:end-glue-point="3" svg:d="M8128 5842l2036-2300" svg:viewBox="0 0 2037 2301">
          <text:p/>
        </draw:connector>
        <draw:custom-shape draw:style-name="gr1" draw:text-style-name="P2" xml:id="id17" draw:id="id17" draw:layer="layout" svg:width="2.54cm" svg:height="1.016cm" svg:x="17.45cm" svg:y="9.563cm">
          <text:p text:style-name="P1"><text:span text:style-name="T1">Styl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2.794cm" svg:height="1.905cm" svg:x="17.218cm" svg:y="10.779cm">
          <text:p text:style-name="P1"><text:span text:style-name="T1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4.572cm" svg:height="1.27cm" svg:x="14.786cm" svg:y="14.097cm">
          <text:p text:style-name="P1"><text:span text:style-name="T1">Automated testing,</text:span></text:p>
          <text:p text:style-name="P1"><text:span text:style-name="T1">&gt;90%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45cm" svg:y1="10.071cm" svg:x2="15.686cm" svg:y2="9.498cm" draw:start-shape="id17" draw:start-glue-point="3" draw:end-shape="id5" draw:end-glue-point="2" svg:d="M17450 10071l-1764-573" svg:viewBox="0 0 1765 574">
          <text:p/>
        </draw:connector>
        <draw:connector draw:style-name="gr3" draw:text-style-name="P1" draw:layer="layout" draw:type="line" svg:x1="17.218cm" svg:y1="11.731cm" svg:x2="15.686cm" svg:y2="9.498cm" draw:start-shape="id18" draw:start-glue-point="3" draw:end-shape="id5" draw:end-glue-point="2" svg:d="M17218 11731l-1532-2233" svg:viewBox="0 0 1533 2234">
          <text:p/>
        </draw:connector>
        <draw:connector draw:style-name="gr3" draw:text-style-name="P1" draw:layer="layout" draw:type="line" svg:x1="17.072cm" svg:y1="14.097cm" svg:x2="15.686cm" svg:y2="9.498cm" draw:start-shape="id19" draw:start-glue-point="0" draw:end-shape="id5" draw:end-glue-point="2" svg:d="M17072 14097l-1386-4599" svg:viewBox="0 0 1387 4600">
          <text:p/>
        </draw:connector>
        <draw:custom-shape draw:style-name="gr1" draw:text-style-name="P2" xml:id="id20" draw:id="id20" draw:layer="layout" svg:width="2.54cm" svg:height="0.762cm" svg:x="17.164cm" svg:y="12.853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164cm" svg:y1="13.234cm" svg:x2="15.686cm" svg:y2="9.498cm" draw:start-shape="id20" draw:start-glue-point="3" draw:end-shape="id5" draw:end-glue-point="2" svg:d="M17164 13234l-1478-3736" svg:viewBox="0 0 1479 3737">
          <text:p/>
        </draw:connector>
        <draw:custom-shape draw:style-name="gr1" draw:text-style-name="P2" xml:id="id21" draw:id="id21" draw:layer="layout" svg:width="4.318cm" svg:height="2.794cm" svg:x="1.524cm" svg:y="14.986cm">
          <text:p text:style-name="P1"><text:span text:style-name="T1">Hardened HTTP headers, including restrictive Content Security Policy (CS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4" draw:id="id24" draw:layer="layout" svg:width="1.778cm" svg:height="1.016cm" svg:x="11.176cm" svg:y="14.859cm">
          <text:p text:style-name="P1"><text:span text:style-name="T1">H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2.413cm" svg:height="1.778cm" svg:x="6.096cm" svg:y="14.986cm">
          <text:p text:style-name="P1"><text:span text:style-name="T1">Origin-checking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413cm" svg:height="1.778cm" svg:x="8.636cm" svg:y="14.986cm">
          <text:p text:style-name="P1"><text:span text:style-name="T1">Force HTT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683cm" svg:y1="14.986cm" svg:x2="13.09cm" svg:y2="13.97cm" draw:start-shape="id21" draw:start-glue-point="0" draw:end-shape="id16" draw:end-glue-point="2" svg:d="M3683 14986l9407-1016" svg:viewBox="0 0 9408 1017">
          <text:p/>
        </draw:connector>
        <draw:connector draw:style-name="gr3" draw:text-style-name="P1" draw:layer="layout" draw:type="line" svg:x1="7.302cm" svg:y1="14.986cm" svg:x2="13.09cm" svg:y2="13.97cm" draw:start-shape="id22" draw:start-glue-point="0" draw:end-shape="id16" draw:end-glue-point="2" svg:d="M7302 14986l5788-1016" svg:viewBox="0 0 5789 1017">
          <text:p/>
        </draw:connector>
        <draw:connector draw:style-name="gr3" draw:text-style-name="P1" draw:layer="layout" draw:type="line" svg:x1="9.842cm" svg:y1="14.986cm" svg:x2="13.09cm" svg:y2="13.97cm" draw:start-shape="id23" draw:start-glue-point="0" draw:end-shape="id16" draw:end-glue-point="2" svg:d="M9842 14986l3248-1016" svg:viewBox="0 0 3249 1017">
          <text:p/>
        </draw:connector>
        <draw:connector draw:style-name="gr3" draw:text-style-name="P1" draw:layer="layout" draw:type="line" svg:x1="12.065cm" svg:y1="14.859cm" svg:x2="13.09cm" svg:y2="13.97cm" draw:start-shape="id24" draw:start-glue-point="0" draw:end-shape="id16" draw:end-glue-point="2" svg:d="M12065 14859l1025-889" svg:viewBox="0 0 1026 890">
          <text:p/>
        </draw:connector>
        <draw:connector draw:style-name="gr3" draw:text-style-name="P1" draw:layer="layout" draw:type="line" svg:x1="13.335cm" svg:y1="16.383cm" svg:x2="13.09cm" svg:y2="13.97cm" draw:start-shape="id25" draw:start-glue-point="0" draw:end-shape="id16" draw:end-glue-point="2" svg:d="M13335 16383l-245-2413" svg:viewBox="0 0 246 2414">
          <text:p/>
        </draw:connector>
        <draw:custom-shape draw:style-name="gr1" draw:text-style-name="P2" xml:id="id25" draw:id="id25" draw:layer="layout" svg:width="2.286cm" svg:height="2.032cm" svg:x="12.192cm" svg:y="16.383cm">
          <text:p text:style-name="P1"><text:span text:style-name="T1">Per-form CSRF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2.286cm" svg:height="2.032cm" svg:x="14.605cm" svg:y="16.256cm">
          <text:p text:style-name="P1"><text:span text:style-name="T1">Email rate li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748cm" svg:y1="16.256cm" svg:x2="13.09cm" svg:y2="13.97cm" draw:start-shape="id26" draw:start-glue-point="0" draw:end-shape="id16" draw:end-glue-point="2" svg:d="M15748 16256l-2658-2286" svg:viewBox="0 0 2659 2287">
          <text:p/>
        </draw:connector>
        <draw:custom-shape draw:style-name="gr1" draw:text-style-name="P2" xml:id="id27" draw:id="id27" draw:layer="layout" svg:width="4.191cm" svg:height="1.397cm" svg:x="15.956cm" svg:y="2.159cm">
          <text:p text:style-name="P1"><text:span text:style-name="T1">Received CII Best Practices ba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956cm" svg:y1="2.857cm" svg:x2="13.351cm" svg:y2="3.244cm" draw:start-shape="id27" draw:start-glue-point="3" svg:d="M15956 2857l-2605 387" svg:viewBox="0 0 2606 388">
          <text:p/>
        </draw:connector>
        <draw:custom-shape draw:style-name="gr1" draw:text-style-name="P2" xml:id="id28" draw:id="id28" draw:layer="layout" svg:width="2.159cm" svg:height="1.651cm" svg:x="10.739cm" svg:y="8.597cm">
          <text:p text:style-name="P1"><text:span text:style-name="T1">Review before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1.818cm" svg:y1="8.597cm" svg:x2="12.001cm" svg:y2="8.001cm" draw:start-shape="id28" draw:start-glue-point="0" draw:end-shape="id10" draw:end-glue-point="2" svg:d="M11818 8597l183-596" svg:viewBox="0 0 184 597">
          <text:p/>
        </draw:connector>
        <draw:connector draw:style-name="gr3" draw:text-style-name="P1" draw:layer="layout" draw:type="line" svg:x1="14.351cm" svg:y1="9.779cm" svg:x2="11.988cm" svg:y2="8.009cm" draw:start-shape="id29" draw:start-glue-point="0" svg:d="M14351 9779l-2363-1770" svg:viewBox="0 0 2364 17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2T19:40:56.943149944</dc:date>
    <meta:editing-duration>PT1H25M46S</meta:editing-duration>
    <meta:editing-cycles>24</meta:editing-cycles>
    <meta:generator>LibreOffice/4.2.8.2$Linux_X86_64 LibreOffice_project/420m0$Build-2</meta:generator>
    <meta:document-statistic meta:object-count="55"/>
  </office:meta>
</office:document-meta>
</file>